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VICOLA DON ESTRADA S.A.C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CHUQUIHUANGA, ELV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JIMENEZ ROJAS, JHON JAN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1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3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4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1463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2:04:0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